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size="14pt" fo:language="ru" fo:country="RU" fo:font-weight="bold" officeooo:rsid="00071f1d" officeooo:paragraph-rsid="00071f1d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text-align="justify" style:justify-single-word="false"/>
      <style:text-properties fo:language="ru" fo:country="RU"/>
    </style:style>
    <style:style style:name="P3" style:family="paragraph" style:parent-style-name="Text_20_body">
      <style:paragraph-properties fo:text-align="justify" style:justify-single-word="false"/>
      <style:text-properties fo:language="ru" fo:country="RU" officeooo:paragraph-rsid="001806ef"/>
    </style:style>
    <style:style style:name="P4" style:family="paragraph" style:parent-style-name="Text_20_body">
      <style:paragraph-properties fo:text-align="justify" style:justify-single-word="false"/>
      <style:text-properties fo:language="ru" fo:country="RU" officeooo:rsid="001b2e8f" officeooo:paragraph-rsid="001b2e8f"/>
    </style:style>
    <style:style style:name="P5" style:family="paragraph" style:parent-style-name="Title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font-size="12pt" fo:language="ru" fo:country="RU" fo:font-weight="normal" officeooo:rsid="00083198" officeooo:paragraph-rsid="0013f78b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font-size="12pt" fo:language="ru" fo:country="RU" fo:font-weight="normal" officeooo:rsid="00083198" officeooo:paragraph-rsid="00083198" style:font-size-asian="10.5pt" style:font-weight-asian="normal" style:font-size-complex="12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language="ru" fo:country="RU" officeooo:rsid="000cd500" officeooo:paragraph-rsid="0013f78b"/>
    </style:style>
    <style:style style:name="P9" style:family="paragraph" style:parent-style-name="Text_20_body" style:list-style-name="L1">
      <loext:graphic-properties draw:fill="none"/>
      <style:paragraph-properties fo:margin-left="0in" fo:margin-right="0in" fo:margin-top="0.1665in" fo:margin-bottom="0.0835in" loext:contextual-spacing="false" fo:text-align="justify" style:justify-single-word="false" fo:text-indent="0in" style:auto-text-indent="false"/>
      <style:text-properties fo:language="ru" fo:country="RU" officeooo:rsid="00121786" officeooo:paragraph-rsid="00121786"/>
    </style:style>
    <style:style style:name="P10" style:family="paragraph" style:parent-style-name="Text_20_body" style:list-style-name="L2" style:master-page-name="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-0.5in" style:auto-text-indent="false" style:page-number="auto"/>
      <style:text-properties fo:language="ru" fo:country="RU"/>
    </style:style>
    <style:style style:name="P11" style:family="paragraph" style:parent-style-name="Text_20_body" style:list-style-name="L2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-0.5in" style:auto-text-indent="false"/>
      <style:text-properties fo:language="ru" fo:country="RU"/>
    </style:style>
    <style:style style:name="P12" style:family="paragraph" style:parent-style-name="Bibliography_20_1">
      <style:paragraph-properties fo:text-align="justify" style:justify-single-word="false"/>
      <style:text-properties fo:language="ru" fo:country="RU"/>
    </style:style>
    <style:style style:name="P13" style:family="paragraph" style:parent-style-name="Contents_20_Heading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14" style:family="paragraph" style:parent-style-name="Contents_20_Heading">
      <style:paragraph-properties fo:text-align="justify" style:justify-single-word="false"/>
      <style:text-properties fo:font-size="14pt" fo:language="ru" fo:country="RU" officeooo:rsid="0013f78b" style:font-size-asian="14pt" style:font-size-complex="14pt"/>
    </style:style>
    <style:style style:name="P15" style:family="paragraph" style:parent-style-name="Contents_20_Heading">
      <style:paragraph-properties fo:text-align="justify" style:justify-single-word="false"/>
      <style:text-properties fo:font-size="14pt" fo:language="ru" fo:country="RU" officeooo:rsid="0018c751" style:font-size-asian="14pt" style:font-size-complex="14pt"/>
    </style:style>
    <style:style style:name="P16" style:family="paragraph" style:parent-style-name="Contents_20_Heading">
      <style:paragraph-properties fo:text-align="justify" style:justify-single-word="false"/>
      <style:text-properties fo:font-size="14pt" fo:language="ru" fo:country="RU" officeooo:rsid="001f57fe" officeooo:paragraph-rsid="001f57fe" style:font-size-asian="14pt" style:font-size-complex="14pt"/>
    </style:style>
    <style:style style:name="P17" style:family="paragraph" style:parent-style-name="Contents_20_Heading">
      <style:paragraph-properties fo:text-align="justify" style:justify-single-word="false"/>
      <style:text-properties fo:font-size="14pt" fo:language="ru" fo:country="RU" fo:font-weight="normal" officeooo:rsid="0013f78b" style:font-size-asian="14pt" style:font-weight-asian="normal" style:font-size-complex="14pt" style:font-weight-complex="normal"/>
    </style:style>
    <style:style style:name="P18" style:family="paragraph" style:parent-style-name="Contents_20_Heading">
      <style:paragraph-properties fo:text-align="justify" style:justify-single-word="false"/>
      <style:text-properties fo:language="ru" fo:country="RU" officeooo:rsid="001f57fe" officeooo:paragraph-rsid="001f57fe"/>
    </style:style>
    <style:style style:name="T1" style:family="text">
      <style:text-properties officeooo:rsid="001806ef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Функциональный парсер легковесного языка разметки Markdown на основе комбинирования монад и моноидального представления исходного текста</text:p>
      <text:p text:style-name="P1">Лукьянов Георгий Александрович</text:p>
      <text:p text:style-name="P7">Научный руководитель: асс. каф. ИВЭ А. М. Пеленицын</text:p>
      <text:p text:style-name="P6">Институт математики, механики и компьютерных наук ЮФУ</text:p>
      <text:list xml:id="list4100461196332906224" text:style-name="Numbering_20_4">
        <text:list-item>
          <text:p text:style-name="P17">Постановка Задачи</text:p>
        </text:list-item>
      </text:list>
      <text:list xml:id="list8085056621199464053" text:style-name="L1">
        <text:list-header>
          <text:p text:style-name="P9">Были поставлены следующие задачи: </text:p>
        </text:list-header>
      </text:list>
      <text:list xml:id="list2839978396279736808" text:style-name="L2">
        <text:list-item>
          <text:p text:style-name="P10">Разработка двух библиотек монадических парсеров,с применением различных технологий комбинирования вычислительных эффектов. Обе библиотеки должны использовать моноидальное представление исходного текста.</text:p>
        </text:list-item>
        <text:list-item>
          <text:p text:style-name="P11">Сравнение подходов к комбинированию вычислительных эффектов, выявление их преимуществ и недостатков.</text:p>
        </text:list-item>
        <text:list-item>
          <text:p text:style-name="P11">Транслятор Markdown с LATEX-вставками в HTML и LATEX.</text:p>
        </text:list-item>
      </text:list>
      <text:list xml:id="list115228857291918" text:continue-list="list4100461196332906224" text:style-name="Numbering_20_4">
        <text:list-item>
          <text:p text:style-name="P14">Моноидальное представление исходного текста</text:p>
        </text:list-item>
      </text:list>
      <text:p text:style-name="P8"><text:tab/>Известным недостатком стандартного типа String языка Haskell является высокий расход памяти и низкая скорость работы. Существуют менее удобные с точки зрения синтаксиса, но более эффективные типы, такие как, например, ByteString и Text. Авторы популярных библиотек монадических парсеров либо реализуют поддержку только одного типа, либо вынуждены дублировать код для разных типов. Для борьбы с этой проблемой в языке Haskell принято выносить одинаковые операции в интерфейс класса типов. В 2013 году на Haskell Symposium были представлены теоретические и практические результаты разработки библиотеки для абстрактной работы со строковыми (и не только) типами в Haskell [Monoid Subclasses]. Класс типов TextualMonoid, предоставляемый этой библиотекой, был использован при реализации парсера.</text:p>
      <text:list xml:id="list115227951641655" text:continue-numbering="true" text:style-name="Numbering_20_4">
        <text:list-item>
          <text:p text:style-name="P13">Комбинирование вычислительных эффектов</text:p>
        </text:list-item>
      </text:list>
      <text:p text:style-name="P2"><text:tab/><text:span text:style-name="T1">В статье [Monadic Parser Combinators] описывается классический подход к построению монады Parser, однако там же вывод о возможности </text:span><text:soft-page-break/><text:span text:style-name="T1">разбиения монады Parser на комбинацию более простых монад: State и []. Для построения более развитых парсеов можно добавлять к стеку другие эффекты: журналированеи вычислений, конфигурационную информацию и другие. </text:span></text:p>
      <text:p text:style-name="P3"><text:tab/><text:span text:style-name="T1">Подход к описанию вычислений с несколькими побочными эффектами, использующий трансформеры монад имеет недостатки: проблемы с выводом типов при наличии двух одинаковых эффектов в стеке, возможность падения производительности при большом стеке. Новый подход был предложен в статье Extensible Effects: An Alternative to Monad Transformers [Ссылка], была выпущена соответствующая библиотека. </text:span></text:p>
      <text:list xml:id="list115228464428075" text:continue-numbering="true" text:style-name="Numbering_20_4">
        <text:list-item>
          <text:p text:style-name="P15">Результаты</text:p>
        </text:list-item>
      </text:list>
      <text:p text:style-name="P4"><text:tab/>Произведена основная работа по разработке первой библиотеки парсеров, основанной на трансформерах монад. </text:p>
      <text:p text:style-name="P4"><text:tab/>Разработан транслятор подмножества Markdown со вставками LaTeX в HTML.</text:p>
      <text:p text:style-name="P4"><text:tab/>Начата разработка второй библиотеки, основанной на применении результатов статьи Extensible Effects к построению монадических парсеров.</text:p>
      <text:list xml:id="list115227056389805" text:continue-numbering="true" text:style-name="Numbering_20_4">
        <text:list-item>
          <text:p text:style-name="P16">Список литературы</text:p>
        </text:list-item>
      </text:list>
      <text:list xml:id="list3521567413972823352" text:style-name="Numbering_20_1">
        <text:list-item>
          <text:p text:style-name="P12">Monadic Parser Combinators // Graham Hutton, Erik Meijer – Department of Computer Science, University of Nottingham, 1996</text:p>
        </text:list-item>
        <text:list-item>
          <text:p text:style-name="P12">Adding Structure to Monoids // Mario Blaževic – Stilo International plc – Haskell Symposium 2013</text:p>
        </text:list-item>
        <text:list-item>
          <text:p text:style-name="P12">Extensible Effects An Alternative to Monad Transformers // Oleg Kiselyov, Amr Sabry, Cameron Swords – Indiana University, USA – Haskell Symposium 2013</text:p>
        </text:list-item>
      </text:list>
      <text:list xml:id="list115227923179884" text:continue-list="list115227056389805" text:style-name="Numbering_20_4">
        <text:list-header>
          <text:p text:style-name="P1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style:font-size-asian="10.5pt"/>
    </style:style>
    <style:style style:name="Heading" style:family="paragraph" style:parent-style-name="Standard" style:next-style-name="Text_20_body" style:list-style-name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list-style-name="Numbering_20_3" style:class="index" style:master-page-name="">
      <style:graphic-properties draw:fill-image-width="0in" draw:fill-image-height="0in"/>
      <style:paragraph-properties fo:margin-left="1in" fo:margin-right="0in" fo:text-indent="-1.1799in" style:auto-text-indent="true" style:page-number="auto" style:shadow="none" text:number-lines="false" text:line-number="0">
        <style:tab-stops/>
      </style:paragraph-properties>
      <style:text-properties fo:font-size="14pt" fo:font-weight="normal" style:font-size-asian="16pt" style:font-weight-asian="bold" style:font-size-complex="16pt" style:font-weight-complex="600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list-style-name="Numbering_20_4" style:class="index">
      <style:paragraph-properties text:number-lines="false" text:line-number="0"/>
      <style:text-properties fo:font-size="16pt" fo:font-weight="normal" style:font-size-asian="16pt" style:font-weight-asian="bold" style:font-size-complex="16pt" style:font-weight-complex="600"/>
    </style:style>
    <style:style style:name="Bibliography_20_1" style:display-name="Bibliography 1" style:family="paragraph" style:parent-style-name="Index" style:list-style-name="Numbering_20_1" style:class="index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Line_20_numbering" style:display-name="Line numbering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9799in" fo:margin-right="0.7874in" style:writing-mode="lr-tb" style:footnote-max-height="0in"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2a </meta:initial-creator>
    <meta:creation-date>2015-04-27T16:09:16.661472288</meta:creation-date>
    <dc:date>2015-05-20T11:52:26.772937083</dc:date>
    <dc:creator>geo2a </dc:creator>
    <meta:editing-duration>PT48M27S</meta:editing-duration>
    <meta:editing-cycles>27</meta:editing-cycles>
    <meta:generator>LibreOffice/4.4.1.2$Linux_X86_64 LibreOffice_project/45e2de17089c24a1fa810c8f975a7171ba4cd432</meta:generator>
    <meta:document-statistic meta:table-count="0" meta:image-count="0" meta:object-count="0" meta:page-count="2" meta:paragraph-count="22" meta:word-count="381" meta:character-count="3017" meta:non-whitespace-character-count="2654"/>
  </office:meta>
</office:document-meta>
</file>